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.0069in" fo:margin-top="0in" fo:margin-bottom="0in" table:align="left" style:writing-mode="lr-tb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normal">
      <style:paragraph-properties fo:line-height="115%" fo:text-align="start" style:justify-single-word="false"/>
    </style:style>
    <style:style style:name="P2" style:family="paragraph" style:parent-style-name="normal">
      <style:paragraph-properties fo:line-height="115%" fo:text-align="center" style:justify-single-word="false"/>
    </style:style>
    <style:style style:name="P3" style:family="paragraph" style:parent-style-name="normal">
      <style:paragraph-properties fo:line-height="115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normal">
      <style:paragraph-properties fo:line-height="115%"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normal">
      <style:paragraph-properties fo:line-height="115%" fo:text-align="start" style:justify-single-word="false"/>
      <style:text-properties style:font-name="Times New Roman" fo:font-size="12pt" style:font-size-asian="12pt"/>
    </style:style>
    <style:style style:name="P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P8" style:family="paragraph" style:parent-style-name="normal" style:master-page-name="Standard">
      <style:paragraph-properties fo:line-height="115%" fo:text-align="center" style:justify-single-word="false" style:page-number="1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2pt" style:font-size-asian="12pt"/>
    </style:style>
    <style:style style:name="T3" style:family="text">
      <style:text-properties style:font-name="Times New Roman" fo:font-size="12pt" style:font-size-asian="12pt" fo:background-color="#ffff00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[Game Title] - Purpose and Description</text:span></text:p>
      <text:p text:style-name="P2"><text:span text:style-name="T3">Add more headers for different aspects as needed</text:span></text:p>
      <text:p text:style-name="P2"><text:span text:style-name="T3">Make sure your purpose and description is 2 pages!</text:span></text:p>
      <text:p text:style-name="P3"/>
      <text:p text:style-name="P1"><text:span text:style-name="T4">Description</text:span></text:p>
      <text:p text:style-name="P1"><text:span text:style-name="T2">[What is the game about]</text:span></text:p>
      <text:p text:style-name="P4"/>
      <text:p text:style-name="P1"><text:span text:style-name="T4">Purpose</text:span></text:p>
      <text:p text:style-name="normal"><text:span text:style-name="T2">[Inspiration, what you're trying to achieve with the game, and intended audience]</text:span></text:p>
      <text:p text:style-name="normal"/>
      <text:p text:style-name="P1"><text:span text:style-name="T4">Tutorial</text:span></text:p>
      <text:p text:style-name="P1"><text:span text:style-name="T5">[What the goal of the game is and general flow]</text:span></text:p>
      <text:p text:style-name="P5"/>
      <text:p text:style-name="P4"/>
      <text:p text:style-name="P1"><text:span text:style-name="T4">Control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Key</text:p>
          </table:table-cell>
          <table:table-cell table:style-name="Table1.A1" office:value-type="string">
            <text:p text:style-name="P7">Action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2198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1.37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2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2.87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3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3.7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4.37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0T22:45:45.730000000</dc:date>
    <meta:editing-duration>PT21S</meta:editing-duration>
    <meta:editing-cycles>1</meta:editing-cycles>
    <meta:document-statistic meta:table-count="1" meta:image-count="0" meta:object-count="0" meta:page-count="1" meta:paragraph-count="12" meta:word-count="56" meta:character-count="331" meta:non-whitespace-character-count="287"/>
    <meta:generator>LibreOffice/7.0.3.1$Windows_X86_64 LibreOffice_project/d7547858d014d4cf69878db179d326fc3483e082</meta:generator>
  </office:meta>
</office:document-meta>
</file>